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0.124299968314408" calcext:value-type="float">
            <text:p>0,1243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3];[.A6:.A13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0" calcext:value-type="float">
            <text:p>0,0000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 style:data-style-name="N2" text:time-value="17:31:23.08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2.2$Windows_x86 LibreOffice_project/6cd4f1ef626f15116896b1d8e1398b56da0d0ee1</meta:generator>
    <dc:date>2017-04-23T18:18:34.226000000</dc:date>
    <meta:editing-duration>PT2H54M36S</meta:editing-duration>
    <meta:editing-cycles>14</meta:editing-cycles>
    <meta:document-statistic meta:table-count="7" meta:cell-count="638" meta:object-count="0"/>
  </office:meta>
</office:document-meta>
</file>